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-0.069cm" table:align="left" style:shadow="none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15.319cm"/>
    </style:style>
    <style:style style:name="Tableau1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UrbanBody">
      <style:text-properties style:font-name="Times new roman"/>
    </style:style>
    <style:style style:name="P6" style:family="paragraph" style:parent-style-name="UrbanBody">
      <style:text-properties style:font-name="Times new roman" fo:font-size="12pt" fo:language="en" fo:country="GB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8" style:family="paragraph" style:parent-style-name="UrbanBody" style:list-style-name="L1">
      <style:text-properties style:font-name="Times new roman"/>
    </style:style>
    <style:style style:name="P9" style:family="paragraph" style:parent-style-name="UrbanBody">
      <style:text-properties style:font-name="Times new roman" fo:language="fr" fo:country="BE"/>
    </style:style>
    <style:style style:name="P10" style:family="paragraph" style:parent-style-name="UrbanBody">
      <style:text-properties style:font-name="Times new roman" style:font-name-complex="Arial"/>
    </style:style>
    <style:style style:name="P11" style:family="paragraph" style:parent-style-name="UrbanBody">
      <style:text-properties style:font-name="Times New Roman1" style:font-name-asian="Times" style:font-name-complex="Times"/>
    </style:style>
    <style:style style:name="P12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name-asian="Times" style:font-size-asian="12pt" style:font-name-complex="Times" style:font-size-complex="12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5"><text:span text:style-name="T20">do text</text:span></text:p><text:p text:style-name="P15"><text:span text:style-name="T20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><office:annotation><dc:creator>sde </dc:creator><dc:date>2011-07-27T10:02:17</dc:date><text:p text:style-name="P13"><text:span text:style-name="T12">do text</text:span></text:p><text:p text:style-name="P13"><text:span text:style-name="T13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3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18">do text if not len(self.getApplicants()) &gt; 1</text:span></text:p></office:annotation><text:span text:style-name="T3">Demandeur :</text:span> <text:s/>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9"><text:text-input text:description="Evénement-Date (délivré le)">urbanEventObj.getFormattedDate(forDelivery=True)</text:text-input></text:span><text:span text:style-name="T9"> </text:span><text:span text:style-name="T2">retour pour le </text:span><text:span text:style-name="T9"><text:text-input text:description="Evénement-Date de réception">tool.formatDate(urbanEventObj.getEndDate())</text:text-input></text:span></text:p>
      <text:p text:style-name="Standard"/>
      <text:p text:style-name="P3">Complèté le………..</text:p>
      <text:p text:style-name="P3">Complet  / <text:s/>Incomplet<text:tab/><text:tab/>Complet <text:s text:c="2"/>/ <text:s text:c="2"/>Incomplet</text:p>
      <text:p text:style-name="P3">Le <text:tab/><text:tab/><text:tab/><text:tab/>Le</text:p>
      <text:p text:style-name="Standard"/>
      <text:p text:style-name="UrbanTitle2"/>
      <text:p text:style-name="UrbanTitle2">RENSEIGNEMENTS URBANISTIQUES</text:p>
      <text:p text:style-name="P4"/>
      <text:p text:style-name="P12"><office:annotation><dc:creator>sde </dc:creator><dc:date>2012-03-26T14:29:09</dc:date><text:p text:style-name="P13"><text:span text:style-name="T10">do text if len(self.getUrbanCertificateTwoOfTheParcels()) == 1</text:span></text:p></office:annotation>Le bien en cause a fait l'objet du certificat d'urbanisme n°2 suivant :</text:p>
      <text:p text:style-name="P11"><office:annotation><dc:creator>sde </dc:creator><dc:date>2012-03-26T14:29:09</dc:date><text:p text:style-name="P13"><text:span text:style-name="T10">do text if len(self.getUrbanCertificateTwoOfTheParcels()) &gt; 1</text:span></text:p></office:annotation>Le bien en cause a fait l'objet des certificats d'urbanisme n°2 suivants :</text:p>
      <text:section text:style-name="Sect1" text:name="Section6">
        <text:p text:style-name="P11"><office:annotation><dc:creator>sde </dc:creator><dc:date>2012-03-26T14:29:09</dc:date><text:p text:style-name="P13"><text:span text:style-name="T10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10"/>
      <text:p text:style-name="P1"/>
      <text:p text:style-name="P1"><office:annotation><dc:creator>Simon Delcourt</dc:creator><dc:date>2012-06-19T12:26:16</dc:date><text:p text:style-name="P13"><text:span text:style-name="T16">do text if 'classe' not in self.getProtectedBuilding()</text:span></text:p></office:annotation>Immeuble Classé : <text:s/>NON</text:p>
      <text:p text:style-name="P1"><office:annotation><dc:creator>Simon Delcourt</dc:creator><dc:date>2012-06-19T12:26:16</dc:date><text:p text:style-name="P13"><text:span text:style-name="T16">do text if <text:s/>'classe' in self.getProtectedBuilding()</text:span></text:p></office:annotation>Immeuble Classé : <text:s/>OUI <text:tab/><text:tab/><text:tab/><text:tab/>Date de classement :……</text:p>
      <text:p text:style-name="P1"><office:annotation><dc:creator>Simon Delcourt</dc:creator><dc:date>2012-06-19T12:26:16</dc:date><text:p><text:span text:style-name="T16">do text if 'reprisinventaire' not in self.getProtectedBuilding()</text:span></text:p></office:annotation>Immeuble repris à l’inventaire : NON</text:p>
      <text:p text:style-name="P1"><office:annotation><dc:creator>Simon Delcourt</dc:creator><dc:date>2012-06-19T12:26:16</dc:date><text:p><text:span text:style-name="T16">do text if 'reprisinventaire' in self.getProtectedBuilding()</text:span></text:p></office:annotation>Immeuble repris à l’inventaire : OUI<text:tab/><text:tab/><text:tab/>page :……</text:p>
      <text:p text:style-name="P1"><office:annotation><dc:creator>Simon Delcourt</dc:creator><dc:date>2012-06-19T12:26:16</dc:date><text:p><text:span text:style-name="T16">do text if 'certificatpatrimoine' in self.getProtectedBuilding()</text:span></text:p></office:annotation>Certificat de Patrimoine délivré pour le bien en date du …… (CP…)</text:p>
      <text:p text:style-name="P1"><office:annotation><dc:creator>Simon Delcourt</dc:creator><dc:date>2012-06-19T12:26:16</dc:date><text:p><text:span text:style-name="T16">do text if 'certificatpatrimoine' not in self.getProtectedBuilding()</text:span></text:p></office:annotation>Certificat de Patrimoine délivré pour le bien : NON</text:p>
      <text:p text:style-name="P1"><office:annotation><dc:creator>Simon Delcourt</dc:creator><dc:date>2012-06-19T12:26:16</dc:date><text:p><text:span text:style-name="T16">do text if 'zoneprotection' not in self.getProtectedBuilding()</text:span></text:p></office:annotation>Règlement Général sur les bâtisses – Zone protégée (art. 395 à 405 CWATUP) : NON</text:p>
      <text:p text:style-name="P1"><text:soft-page-break/><office:annotation><dc:creator>Simon Delcourt</dc:creator><dc:date>2012-06-19T12:26:16</dc:date><text:p><text:span text:style-name="T16">do text if 'zoneprotection' in self.getProtectedBuilding()</text:span></text:p></office:annotation>R<text:span text:style-name="T4">èglement Général sur les bâtisses – Zone protégée (art. 395 à 405 CWATUP) : OUI</text:span></text:p>
      <text:p text:style-name="P1"><text:span text:style-name="T5"><office:annotation><dc:creator>Simon Delcourt</dc:creator><dc:date>2012-06-19T12:26:16</dc:date><text:p><text:span text:style-name="T16">do text if 'zhcr' not in self.getFolderZone() and </text:span><text:span text:style-name="T17">'zhcrza' not in self.getFolderZone()</text:span></text:p></office:annotation></text:span><text:span text:style-name="T5">Règlement Général sur les bâtisses – Site rural (art. 417 à 420 CWATUP) : NON</text:span></text:p>
      <text:p text:style-name="P1"><text:span text:style-name="T5"><office:annotation><dc:creator>Simon Delcourt</dc:creator><dc:date>2012-06-19T12:26:16</dc:date><text:p><text:span text:style-name="T16">do text if 'zhcr' <text:s/>in self.getFolderZone() or </text:span><text:span text:style-name="T17">'zhcrza' in self.getFolderZone() </text:span></text:p></office:annotation></text:span><text:span text:style-name="T5">Règlement Général sur les bâtisses – Site rural (art. 417 à 420 CWATUP) : OUI</text:span></text:p>
      <text:p text:style-name="P1"/>
      <text:p text:style-name="Horizontal_20_Line"/>
      <text:p text:style-name="P1">Plan de secteur : <text:text-input text:description="Permis de bâtir-Zonage au plan de secteur">self.getValueForTemplate('folderZone')</text:text-input></text:p>
      <text:p text:style-name="P1"/>
      <text:p text:style-name="P1"><office:annotation><dc:creator>Simon Delcourt</dc:creator><dc:date>2012-06-19T13:17:18</dc:date><text:p text:style-name="P13"><text:span text:style-name="T16">do text if not self.getIsInPCA()</text:span></text:p></office:annotation>P.C.A. : NON</text:p>
      <text:p text:style-name="P1"><office:annotation><dc:creator>Simon Delcourt</dc:creator><dc:date>2012-06-19T13:17:18</dc:date><text:p text:style-name="P13"><text:span text:style-name="T16">do text if self.getIsInPCA()</text:span></text:p></office:annotation>P.C.A. : <text:line-break/>N° :<text:text-input text:description="Permis de bâtir-Zonage au plan de secteur">self.getValueForTemplate('pca', subfield='number')</text:text-input><text:line-break/>Approuvé par <text:text-input text:description="Permis de bâtir-Zonage au plan de secteur">self.getValueForTemplate('pca', subfield='decreeType')</text:text-input> du <text:text-input text:description="Permis de bâtir-Zonage au plan de secteur">tool.formatDate(self.getPca(theObject=True).getDecreeDate())</text:text-input></text:p>
      <text:p text:style-name="P1"/>
      <text:p text:style-name="P1"><office:annotation><dc:creator>Simon Delcourt</dc:creator><dc:date>2012-06-19T13:17:18</dc:date><text:p text:style-name="P13"><text:span text:style-name="T16">do text if not self.getIsInSubdivision()</text:span></text:p></office:annotation>Lotissement : NON</text:p>
      <text:p text:style-name="P1"><office:annotation><dc:creator>Simon Delcourt</dc:creator><dc:date>2012-06-19T13:17:18</dc:date><text:p text:style-name="P13"><text:span text:style-name="T16">do text if self.getIsInSubdivision()</text:span></text:p></office:annotation>Lotissement :<text:tab/><text:line-break/>N° <text:text-input text:description="Permis de bâtir-Zonage au plan de secteur">self.getValueForTemplate('parcellings', subfield='label')</text:text-input><text:line-break/>Approuvé par ……En date du <text:text-input text:description="Permis de bâtir-Zonage au plan de secteur">tool.formatDate(self.getParcellings().getApprovalDate()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span text:style-name="T7">Lot(s) n°</text:span></text:p>
          </table:table-cell>
          <table:table-cell table:style-name="Tableau1.A1" office:value-type="string">
            <text:p text:style-name="P7"><text:span text:style-name="T7"><text:s/></text:span><text:span text:style-name="T7"><office:annotation><dc:creator>Simon Delcourt</dc:creator><dc:date>2012-06-19T14:41:00</dc:date><text:p text:style-name="P13"><text:span text:style-name="T12">do text</text:span></text:p><text:p text:style-name="P13"><text:span text:style-name="T13">from xhtml(self.portal_urban.decorateHTML('UrbanBody', self.getSubdivisionDetails()))</text:span></text:p></office:annotation></text:span><text:span text:style-name="T7">numeros du/des lot(s)</text:span></text:p>
          </table:table-cell>
        </table:table-row>
      </table:table>
      <text:p text:style-name="P1"><text:span text:style-name="T7"/></text:p>
      <text:p text:style-name="P1"><office:annotation><dc:creator>Simon Delcourt</dc:creator><dc:date>2012-06-19T13:51:48</dc:date><text:p text:style-name="P13"><text:span text:style-name="T15">do text if not <text:s/>self.getSSC()</text:span></text:p></office:annotation>S.S.C. : NON</text:p>
      <text:p text:style-name="P1"><office:annotation><dc:creator>Simon Delcourt</dc:creator><dc:date>2012-06-19T13:51:48</dc:date><text:p text:style-name="P13"><text:span text:style-name="T15">do text if self.getSSC()</text:span></text:p></office:annotation>S.S.C. :</text:p>
      <text:section text:style-name="Sect1" text:name="Section1">
        <text:p text:style-name="P1">- <office:annotation><dc:creator>Simon Delcourt</dc:creator><dc:date>2012-06-19T13:46:11</dc:date><text:p text:style-name="P13"><text:span text:style-name="T15">do section for ssc in self.getValuesForTemplate('SSC')</text:span></text:p></office:annotation><text:text-input text:description="Permis de bâtir-Zonage au plan de secteur">ssc</text:text-input></text:p>
      </text:section>
      <text:p text:style-name="P1"/>
      <text:p text:style-name="P1"><text:span text:style-name="T6"><office:annotation><dc:creator>Simon Delcourt</dc:creator><dc:date>2012-06-19T13:51:48</dc:date><text:p text:style-name="P13"><text:span text:style-name="T15">do text if not self.getRCU()</text:span></text:p></office:annotation></text:span><text:span text:style-name="T6">R.C.U. : NON</text:span></text:p>
      <text:p text:style-name="P1"><text:span text:style-name="T6"><office:annotation><dc:creator>Simon Delcourt</dc:creator><dc:date>2012-06-19T13:51:48</dc:date><text:p text:style-name="P13"><text:span text:style-name="T15">do text if self.getRCU()</text:span></text:p></office:annotation></text:span><text:span text:style-name="T6">R.C.U. :</text:span></text:p>
      <text:section text:style-name="Sect1" text:name="Section2">
        <text:p text:style-name="P1">- <office:annotation><dc:creator>Simon Delcourt</dc:creator><dc:date>2012-06-19T13:46:11</dc:date><text:p text:style-name="P13"><text:span text:style-name="T15">do section for rcu in self.getValuesForTemplate('RCU')</text:span></text:p></office:annotation><text:text-input text:description="Permis de bâtir-Zonage au plan de secteur">rcu</text:text-input></text:p>
      </text:section>
      <text:p text:style-name="P6"/>
      <text:p text:style-name="Horizontal_20_Line"/>
      <text:p text:style-name="P1"><text:span text:style-name="T9"><office:annotation><dc:creator>Simon Delcourt</dc:creator><dc:date>2012-06-19T15:51:05</dc:date><text:p text:style-name="P14"><text:span text:style-name="T14">do text if not self.getDerogation()</text:span></text:p></office:annotation></text:span><text:span text:style-name="T9">Dérogation : </text:span>NON </text:p>
      <text:p text:style-name="P1"><text:span text:style-name="T9"><office:annotation><dc:creator>Simon Delcourt</dc:creator><dc:date>2012-06-19T15:51:05</dc:date><text:p text:style-name="P14"><text:span text:style-name="T14">do text if self.getDerogation()</text:span></text:p></office:annotation></text:span><text:span text:style-name="T9">Dérogation : </text:span>OUI</text:p>
      <text:section text:style-name="Sect1" text:name="Section5">
        <text:p text:style-name="P1">- <office:annotation><dc:creator>Simon Delcourt</dc:creator><dc:date>2012-06-19T13:46:11</dc:date><text:p text:style-name="P13"><text:span text:style-name="T15">do section for derogation in self.getValuesForTemplate('derogation')</text:span></text:p></office:annotation><text:text-input text:description="Permis de bâtir-Zonage au plan de secteur">derogation</text:text-input></text:p>
      </text:section>
      <text:p text:style-name="P1"><office:annotation><dc:creator>Simon Delcourt</dc:creator><dc:date>2012-06-19T15:51:05</dc:date><text:p text:style-name="P14"><text:span text:style-name="T14">do text if self.getDerogationDetails()</text:span></text:p></office:annotation><text:line-break/>Identification des dérogations :</text:p>
      <text:p text:style-name="P1"><office:annotation><dc:creator>Simon Delcourt</dc:creator><dc:date>2012-06-19T14:41:00</dc:date><text:p text:style-name="P13"><text:span text:style-name="T12">do text</text:span></text:p><text:p text:style-name="P13"><text:span text:style-name="T13">from xhtml(self.portal_urban.decorateHTML('UrbanBody',self.getDerogationDetails()))</text:span></text:p></office:annotation>détail dérogations</text:p>
      <text:p text:style-name="P1"/>
      <text:p text:style-name="Horizontal_20_Line"/>
      <text:p text:style-name="P1"><text:span text:style-name="T9"><office:annotation><dc:creator>Simon Delcourt</dc:creator><dc:date>2012-06-19T14:07:51</dc:date><text:p text:style-name="P13"><text:span text:style-name="T16">do text if not self.getInvestigationStart()</text:span></text:p></office:annotation></text:span><text:span text:style-name="T9">Enquête Publique : NON </text:span></text:p>
      <text:p text:style-name="P1"><text:span text:style-name="T9"><office:annotation><dc:creator>Simon Delcourt</dc:creator><dc:date>2012-06-19T14:07:51</dc:date><text:p text:style-name="P13"><text:span text:style-name="T16">do text if self.getInvestigationStart()</text:span></text:p></office:annotation></text:span><text:span text:style-name="T9">Enquête Publique : OUI<text:line-break/><text:line-break/></text:span>Motif de l’Enquête : </text:p>
      <text:section text:style-name="Sect1" text:name="Section3">
        <text:p text:style-name="P1"><office:annotation><dc:creator>Simon Delcourt</dc:creator><dc:date>2012-06-19T14:09:59</dc:date><text:p text:style-name="P13"><text:span text:style-name="T16">do section for motif in self.getValuesForTemplate('investigationArticles', subfield='description')</text:span></text:p></office:annotation>- <office:annotation><dc:creator>Simon Delcourt</dc:creator><dc:date>2012-06-19T14:41:00</dc:date><text:p text:style-name="P13"><text:span text:style-name="T12">do text</text:span></text:p><text:p text:style-name="P13"><text:span text:style-name="T13">from xhtml(self.portal_urban.decorateHTML('UrbanBody',motif))</text:span></text:p></office:annotation>motifs de l'enquête</text:p>
      </text:section>
      <text:p text:style-name="P1"/>
      <text:p text:style-name="Horizontal_20_Line"/>
      <text:p text:style-name="P1">Service(s) ou Commission(s) Extérieur(s) à consulter :</text:p>
      <text:section text:style-name="Sect1" text:name="Section4">
        <text:p text:style-name="P1"><office:annotation><dc:creator>Simon Delcourt</dc:creator><dc:date>2012-06-19T14:09:59</dc:date><text:p text:style-name="P13"><text:span text:style-name="T16">do section for service in self.getValuesForTemplate('solicitOpinionsTo')</text:span></text:p></office:annotation>- <text:text-input text:description="Permis de bâtir-Zonage au plan de secteur">service</text:text-input></text:p>
      </text:section>
      <text:p text:style-name="P1"><text:tab/></text:p>
      <text:p text:style-name="Horizontal_20_Line"/>
      <text:p text:style-name="P1"><text:soft-page-break/><text:span text:style-name="T9"><office:annotation><dc:creator>Simon Delcourt</dc:creator><dc:date>2012-06-19T14:36:30</dc:date><text:p text:style-name="P13"><text:span text:style-name="T16">do text if not self.askFD()</text:span></text:p></office:annotation></text:span><text:span text:style-name="T9">Avis du Fonctionnaire Délégué : </text:span>NON</text:p>
      <text:p text:style-name="P1"><text:span text:style-name="T9"><office:annotation><dc:creator>Simon Delcourt</dc:creator><dc:date>2012-06-19T14:36:30</dc:date><text:p text:style-name="P13"><text:span text:style-name="T16">do text if self.askFD()</text:span></text:p></office:annotation></text:span><text:span text:style-name="T9">Avis du Fonctionnaire Délégué : </text:span>OUI </text:p>
      <text:p text:style-name="P1"/>
      <text:p text:style-name="Horizontal_20_Line"/>
      <text:p text:style-name="UrbanTitle2"><text:span text:style-name="T8">AVIS DU SERVICE TECHNIQUE DE L’URBANISME </text:span><text:span text:style-name="T2">:</text:span></text:p>
      <text:p text:style-name="P1"/>
      <text:p text:style-name="P1">-Motivation des dérogations sollicitées et/ou non sollicitées, à reprendre dans la délibération du <text:s/>CBE après enquête publique :</text:p>
      <text:p text:style-name="P1"/>
      <text:list xml:id="list16164012232" text:style-name="L1">
        <text:list-item>
          <text:p text:style-name="P8">Dérogations sollicitées :<text:line-break/></text:p>
        </text:list-item>
        <text:list-item>
          <text:p text:style-name="P8">Dérogations non sollicitées :<text:line-break/></text:p>
        </text:list-item>
      </text:list>
      <text:p text:style-name="P1">-Avis technique motivé</text:p>
      <text:p text:style-name="P1"><office:annotation><dc:creator>Simon Delcourt</dc:creator><dc:date>2012-06-19T14:41:00</dc:date><text:p text:style-name="P13"><text:span text:style-name="T12">do text</text:span></text:p><text:p text:style-name="P13"><text:span text:style-name="T13">from xhtml(self.portal_urban.decorateHTML('UrbanBody',self.getLocationTechnicalAdvice()))</text:span></text:p></office:annotation>texte de l'avis technique</text:p>
      <text:p text:style-name="P1"/>
      <text:p text:style-name="P1">-<office:annotation><dc:creator>Simon Delcourt</dc:creator><dc:date>2012-06-19T14:44:45</dc:date><text:p text:style-name="P13"><text:span text:style-name="T16">do text if urbanEventObj.getDecision() == 'favorable'</text:span></text:p></office:annotation>AVIS FAVORABLE</text:p>
      <text:p text:style-name="P1">-<office:annotation><dc:creator>Simon Delcourt</dc:creator><dc:date>2012-06-19T14:44:45</dc:date><text:p text:style-name="P13"><text:span text:style-name="T16">do text if not urbanEventObj.getDecision() == 'favorable'</text:span></text:p></office:annotation>AVIS DEFAVORABLE</text:p>
      <text:p text:style-name="P1"/>
      <text:p text:style-name="P1"><office:annotation><dc:creator>Simon Delcourt</dc:creator><dc:date>2012-06-19T15:59:52</dc:date><text:p text:style-name="P13"><text:span text:style-name="T11">do text if self.getLocationTechnicalConditions()</text:span></text:p></office:annotation>Conditions à reprendre dans le corps du permis :</text:p>
      <text:p text:style-name="P1"><office:annotation><dc:creator>Simon Delcourt</dc:creator><dc:date>2012-06-19T14:41:00</dc:date><text:p text:style-name="P13"><text:span text:style-name="T12">do text</text:span></text:p><text:p text:style-name="P13"><text:span text:style-name="T13">from xhtml(self.portal_urban.decorateHTML('UrbanBody',self.getLocationTechnicalConditions()))</text:span></text:p></office:annotation>texte des conditions de l'avi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-1.501cm" fo:margin-right="0cm" fo:margin-top="0cm" fo:margin-bottom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-1.501cm" fo:margin-right="0cm" fo:margin-top="0cm" fo:margin-bottom="0cm" fo:text-indent="0cm" style:auto-text-indent="false"/>
      <style:text-properties style:font-name="Comic Sans MS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19T16:12:51</dc:date>
    <dc:creator>Simon Delcourt</dc:creator>
    <meta:editing-duration>PT11H40M23S</meta:editing-duration>
    <meta:editing-cycles>92</meta:editing-cycles>
    <meta:generator>LibreOffice/3.5$Linux_x86 LibreOffice_project/350m1$Build-2</meta:generator>
    <meta:document-statistic meta:table-count="1" meta:image-count="0" meta:object-count="0" meta:page-count="3" meta:paragraph-count="64" meta:word-count="418" meta:character-count="2817" meta:non-whitespace-character-count="2535"/>
  </office:meta>
</office:document-meta>
</file>